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1.3193in"/>
    </style:style>
    <style:style style:name="co7" style:family="table-column">
      <style:table-column-properties fo:break-before="auto" style:column-width="1.3335in"/>
    </style:style>
    <style:style style:name="co8" style:family="table-column">
      <style:table-column-properties fo:break-before="auto" style:column-width="1.4862in"/>
    </style:style>
    <style:style style:name="co9" style:family="table-column">
      <style:table-column-properties fo:break-before="auto" style:column-width="1.30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PageStyle_5f_Folha2">
      <style:table-properties table:display="true" style:writing-mode="lr-tb"/>
    </style:style>
    <style:style style:name="ta3" style:family="table" style:master-page-name="PageStyle_5f_Folha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60"/>
    <style:style style:name="ce3" style:family="table-cell" style:parent-style-name="Default" style:data-style-name="N124">
      <style:table-cell-properties style:rotation-align="none"/>
    </style:style>
    <style:style style:name="ce4" style:family="table-cell" style:parent-style-name="Default" style:data-style-name="N2">
      <style:table-cell-properties style:rotation-align="none"/>
    </style:style>
    <style:style style:name="ce5" style:family="table-cell" style:parent-style-name="Default" style:data-style-name="N125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2"/>
          <table:table-cell office:value-type="string" calcext:value-type="string">
            <text:p>c (canal)</text:p>
          </table:table-cell>
          <table:table-cell office:value-type="string" calcext:value-type="string">
            <text:p><text:s/>σ c (canal)</text:p>
          </table:table-cell>
          <table:table-cell office:value-type="string" calcext:value-type="string">
            <text:p>A sinal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V 5305Kev</text:p>
          </table:table-cell>
          <table:table-cell office:value-type="string" calcext:value-type="string">
            <text:p><text:s/>σ V 5305Kev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62.81" calcext:value-type="float">
            <text:p>362.81</text:p>
          </table:table-cell>
          <table:table-cell table:formula="of:=[.F2]/(2.355*SQRT([.E2]))" office:value-type="float" office:value="0.0878053805244603" calcext:value-type="float">
            <text:p>0.0878053805</text:p>
          </table:table-cell>
          <table:table-cell office:value-type="float" office:value="1865" calcext:value-type="float">
            <text:p>1865</text:p>
          </table:table-cell>
          <table:table-cell office:value-type="float" office:value="8.93" calcext:value-type="float">
            <text:p>8.93</text:p>
          </table:table-cell>
          <table:table-cell table:formula="of:=[.D16]*[.C2]+[.D17]" office:value-type="float" office:value="5.1441751574" calcext:value-type="float">
            <text:p>5.1441751574</text:p>
          </table:table-cell>
          <table:table-cell table:formula="of:=SQRT([.C2]^2*[.$D$18]^2+[.$D$19]^2+[.D2]^2*[.$D$16]^2)" office:value-type="float" office:value="0.00016868878500068" calcext:value-type="float">
            <text:p>0.000168688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ico</text:p>
          </table:table-cell>
          <table:table-cell office:value-type="string" calcext:value-type="string">
            <text:p>Centroide (canal)</text:p>
          </table:table-cell>
          <table:table-cell table:style-name="ce1" office:value-type="string" calcext:value-type="string">
            <text:p>σ 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A sinal</text:p>
          </table:table-cell>
          <table:table-cell office:value-type="string" calcext:value-type="string">
            <text:p>σ A sinal</text:p>
          </table:table-cell>
          <table:table-cell office:value-type="string" calcext:value-type="string">
            <text:p>c (V)</text:p>
          </table:table-cell>
          <table:table-cell office:value-type="string" calcext:value-type="string">
            <text:p>σ c (V)</text:p>
          </table:table-cell>
          <table:table-cell office:value-type="string" calcext:value-type="string">
            <text:p>E (kev)</text:p>
          </table:table-cell>
          <table:table-cell office:value-type="string" calcext:value-type="string">
            <text:p>σ E (kev)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σ FWHM (kev)</text:p>
          </table:table-cell>
          <table:table-cell office:value-type="string" calcext:value-type="string">
            <text:p>Prob rel (%)</text:p>
          </table:table-cell>
          <table:table-cell office:value-type="string" calcext:value-type="string">
            <text:p><text:s/>σ Prob rel(%)</text:p>
          </table:table-cell>
          <table:table-cell office:value-type="string" calcext:value-type="string">
            <text:p>Prob total (%)</text:p>
          </table:table-cell>
          <table:table-cell office:value-type="string" calcext:value-type="string">
            <text:p><text:s/>σ Prob total (%)</text:p>
          </table:table-cell>
          <table:table-cell office:value-type="string" calcext:value-type="string">
            <text:p>R (%)</text:p>
          </table:table-cell>
          <table:table-cell office:value-type="string" calcext:value-type="string">
            <text:p>σ R (%)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18.34" calcext:value-type="float">
            <text:p>418.34</text:p>
          </table:table-cell>
          <table:table-cell table:formula="of:=[.E5]/(2.355*SQRT([.F5]))" office:value-type="float" office:value="0.104051361623199" calcext:value-type="float">
            <text:p>0.1040513616</text:p>
          </table:table-cell>
          <table:table-cell office:value-type="float" office:value="8.76" calcext:value-type="float">
            <text:p>8.76</text:p>
          </table:table-cell>
          <table:table-cell office:value-type="float" office:value="1278" calcext:value-type="float">
            <text:p>1278</text:p>
          </table:table-cell>
          <table:table-cell office:value-type="float" office:value="96" calcext:value-type="float">
            <text:p>96</text:p>
          </table:table-cell>
          <table:table-cell table:formula="of:=[.$D$16]*[.C5]+[.$D$17]" office:value-type="float" office:value="5.2443812636" calcext:value-type="float">
            <text:p>5.2443812636</text:p>
          </table:table-cell>
          <table:table-cell table:style-name="ce3" table:formula="of:=SQRT([.C5]^2*[.$D$18]^2+[.$D$19]^2+[.D5]^2*[.$D$16]^2)" office:value-type="float" office:value="0.000197341056385069" calcext:value-type="float">
            <text:p>0.0002</text:p>
          </table:table-cell>
          <table:table-cell table:formula="of:=[.$D$22]*[.H5]" office:value-type="float" office:value="5408.33897723456" calcext:value-type="float">
            <text:p>5408.3389772346</text:p>
          </table:table-cell>
          <table:table-cell table:formula="of:=SQRT([.$D$23]^2*[.H5]^2+[.I5]^2*[.$D$22]^2)" office:value-type="float" office:value="0.267600145535156" calcext:value-type="float">
            <text:p>0.2676001455</text:p>
          </table:table-cell>
          <table:table-cell table:formula="of:=[.$D$16]*[.$D$22]*[.E5]" office:value-type="float" office:value="16.3019766299004" calcext:value-type="float">
            <text:p>16.3019766299</text:p>
          </table:table-cell>
          <table:table-cell table:formula="of:=SQRT([.$D$18]^2*[.E5]^2*[.$D$22]^2+[.$D$23]^2*[.$D$16]^2*[.E5]^2)" office:value-type="float" office:value="0.000953889154729449" calcext:value-type="float">
            <text:p>0.0009538892</text:p>
          </table:table-cell>
          <table:table-cell table:style-name="ce4" table:formula="of:=[.F5]/[.$C$13]*100" office:value-type="float" office:value="1.13070328328629" calcext:value-type="float">
            <text:p>1.13</text:p>
          </table:table-cell>
          <table:table-cell table:style-name="ce4"/>
          <table:table-cell table:style-name="ce5" table:formula="of:=[.F5]/([.$F$5]+[.$F$6]+[.$F$7]+[.$F$9])*100" office:value-type="float" office:value="1.34982414262931" calcext:value-type="float">
            <text:p>1.350</text:p>
          </table:table-cell>
          <table:table-cell table:style-name="ce5" table:formula="of:=SQRT([.G5]^2/[.$C$13]^2+([.F5]/[.$C$13]^2)^2*[.$D$13]^2)*100" office:value-type="float" office:value="0.0850443189601787" calcext:value-type="float">
            <text:p>0.085</text:p>
          </table:table-cell>
          <table:table-cell table:style-name="ce5" table:formula="of:=[.L5]/[.J5]*100" office:value-type="float" office:value="0.301422982148875" calcext:value-type="float">
            <text:p>0.301</text:p>
          </table:table-cell>
          <table:table-cell table:formula="of:=SQRT([.M5]^2/[.J5]^2+[.L5]^2/[.J5]^4*[.K5]^2)*100" office:value-type="float" office:value="0.0000230978192628802" calcext:value-type="float">
            <text:p>2.30978192628802E-00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8.68" calcext:value-type="float">
            <text:p>448.68</text:p>
          </table:table-cell>
          <table:table-cell table:formula="of:=[.E6]/(2.355*SQRT([.F6]))" office:value-type="float" office:value="0.0378404398288207" calcext:value-type="float">
            <text:p>0.0378404398</text:p>
          </table:table-cell>
          <table:table-cell office:value-type="float" office:value="8.39" calcext:value-type="float">
            <text:p>8.39</text:p>
          </table:table-cell>
          <table:table-cell office:value-type="float" office:value="8864" calcext:value-type="float">
            <text:p>8864</text:p>
          </table:table-cell>
          <table:table-cell office:value-type="float" office:value="247" calcext:value-type="float">
            <text:p>247</text:p>
          </table:table-cell>
          <table:table-cell table:formula="of:=[.$D$16]*[.C6]+[.$D$17]" office:value-type="float" office:value="5.2991310072" calcext:value-type="float">
            <text:p>5.2991310072</text:p>
          </table:table-cell>
          <table:table-cell table:style-name="ce3" table:formula="of:=SQRT([.C6]^2*[.$D$18]^2+[.$D$19]^2+[.D6]^2*[.$D$16]^2)" office:value-type="float" office:value="0.0000924959778903676" calcext:value-type="float">
            <text:p>0.0001</text:p>
          </table:table-cell>
          <table:table-cell table:formula="of:=[.$D$22]*[.H6]" office:value-type="float" office:value="5464.8003894436" calcext:value-type="float">
            <text:p>5464.8003894436</text:p>
          </table:table-cell>
          <table:table-cell table:formula="of:=SQRT([.$D$23]^2*[.H6]^2+[.I6]^2*[.$D$22]^2)" office:value-type="float" office:value="0.199814383448814" calcext:value-type="float">
            <text:p>0.1998143834</text:p>
          </table:table-cell>
          <table:table-cell table:formula="of:=[.$D$16]*[.$D$22]*[.E6]" office:value-type="float" office:value="15.6134228224731" calcext:value-type="float">
            <text:p>15.6134228225</text:p>
          </table:table-cell>
          <table:table-cell table:formula="of:=SQRT([.$D$18]^2*[.E6]^2*[.$D$22]^2+[.$D$23]^2*[.$D$16]^2*[.E6]^2)" office:value-type="float" office:value="0.000913599316002292" calcext:value-type="float">
            <text:p>0.0009135993</text:p>
          </table:table-cell>
          <table:table-cell table:style-name="ce4" table:formula="of:=[.F6]/[.$C$13]*100" office:value-type="float" office:value="7.84237394604829" calcext:value-type="float">
            <text:p>7.84</text:p>
          </table:table-cell>
          <table:table-cell table:style-name="ce4"/>
          <table:table-cell table:style-name="ce5" table:formula="of:=[.F6]/([.$F$5]+[.$F$6]+[.$F$7]+[.$F$9])*100" office:value-type="float" office:value="9.36216056358855" calcext:value-type="float">
            <text:p>9.362</text:p>
          </table:table-cell>
          <table:table-cell table:style-name="ce5" table:formula="of:=SQRT([.G6]^2/[.$C$13]^2+([.F6]/[.$C$13]^2)^2*[.$D$13]^2)*100" office:value-type="float" office:value="0.220559132161692" calcext:value-type="float">
            <text:p>0.221</text:p>
          </table:table-cell>
          <table:table-cell table:style-name="ce5" table:formula="of:=[.L6]/[.J6]*100" office:value-type="float" office:value="0.28570893188768" calcext:value-type="float">
            <text:p>0.286</text:p>
          </table:table-cell>
          <table:table-cell table:formula="of:=SQRT([.M6]^2/[.J6]^2+[.L6]^2/[.J6]^4*[.K6]^2)*100" office:value-type="float" office:value="0.0000197134458601128" calcext:value-type="float">
            <text:p>1.97134458601128E-00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72.76" calcext:value-type="float">
            <text:p>472.76</text:p>
          </table:table-cell>
          <table:table-cell table:formula="of:=[.E7]/(2.355*SQRT([.F7]))" office:value-type="float" office:value="0.014401506486324" calcext:value-type="float">
            <text:p>0.0144015065</text:p>
          </table:table-cell>
          <table:table-cell office:value-type="float" office:value="9.85" calcext:value-type="float">
            <text:p>9.85</text:p>
          </table:table-cell>
          <table:table-cell office:value-type="float" office:value="84348" calcext:value-type="float">
            <text:p>84348</text:p>
          </table:table-cell>
          <table:table-cell office:value-type="float" office:value="378" calcext:value-type="float">
            <text:p>378</text:p>
          </table:table-cell>
          <table:table-cell table:formula="of:=[.$D$16]*[.C7]+[.$D$17]" office:value-type="float" office:value="5.3425843304" calcext:value-type="float">
            <text:p>5.3425843304</text:p>
          </table:table-cell>
          <table:table-cell table:style-name="ce3" table:formula="of:=SQRT([.C7]^2*[.$D$18]^2+[.$D$19]^2+[.D7]^2*[.$D$16]^2)" office:value-type="float" office:value="0.0000688542187924131" calcext:value-type="float">
            <text:p>0.0001</text:p>
          </table:table-cell>
          <table:table-cell table:formula="of:=[.$D$22]*[.H7]" office:value-type="float" office:value="5509.61221561346" calcext:value-type="float">
            <text:p>5509.6122156135</text:p>
          </table:table-cell>
          <table:table-cell table:formula="of:=SQRT([.$D$23]^2*[.H7]^2+[.I7]^2*[.$D$22]^2)" office:value-type="float" office:value="0.19072645767975" calcext:value-type="float">
            <text:p>0.1907264577</text:p>
          </table:table-cell>
          <table:table-cell table:formula="of:=[.$D$16]*[.$D$22]*[.E7]" office:value-type="float" office:value="18.3304189274565" calcext:value-type="float">
            <text:p>18.3304189275</text:p>
          </table:table-cell>
          <table:table-cell table:formula="of:=SQRT([.$D$18]^2*[.E7]^2*[.$D$22]^2+[.$D$23]^2*[.$D$16]^2*[.E7]^2)" office:value-type="float" office:value="0.00107258084179053" calcext:value-type="float">
            <text:p>0.0010725808</text:p>
          </table:table-cell>
          <table:table-cell table:style-name="ce4" table:formula="of:=[.F7]/[.$C$13]*100" office:value-type="float" office:value="74.6264166968954" calcext:value-type="float">
            <text:p>74.63</text:p>
          </table:table-cell>
          <table:table-cell table:style-name="ce4"/>
          <table:table-cell table:style-name="ce5" table:formula="of:=[.F7]/([.$F$5]+[.$F$6]+[.$F$7]+[.$F$9])*100" office:value-type="float" office:value="89.0883934135342" calcext:value-type="float">
            <text:p>89.088</text:p>
          </table:table-cell>
          <table:table-cell table:style-name="ce5" table:formula="of:=SQRT([.G7]^2/[.$C$13]^2+([.F7]/[.$C$13]^2)^2*[.$D$13]^2)*100" office:value-type="float" office:value="0.438691097305857" calcext:value-type="float">
            <text:p>0.439</text:p>
          </table:table-cell>
          <table:table-cell table:style-name="ce5" table:formula="of:=[.L7]/[.J7]*100" office:value-type="float" office:value="0.332698894406955" calcext:value-type="float">
            <text:p>0.333</text:p>
          </table:table-cell>
          <table:table-cell table:formula="of:=SQRT([.M7]^2/[.J7]^2+[.L7]^2/[.J7]^4*[.K7]^2)*100" office:value-type="float" office:value="0.0000226191057613403" calcext:value-type="float">
            <text:p>2.26191057613403E-00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table:number-columns-repeated="4"/>
          <table:table-cell table:formula="of:=[.$D$16]*[.C8]+[.$D$17]" office:value-type="float" office:value="5.3736946" calcext:value-type="float">
            <text:p>5.3736946</text:p>
          </table:table-cell>
          <table:table-cell table:style-name="ce3"/>
          <table:table-cell table:formula="of:=[.$D$22]*[.H8]" office:value-type="float" office:value="5541.6951011271" calcext:value-type="float">
            <text:p>5541.6951011271</text:p>
          </table:table-cell>
          <table:table-cell table:number-columns-repeated="3"/>
          <table:table-cell table:style-name="ce4" table:number-columns-repeated="2"/>
          <table:table-cell table:style-name="ce5" table:number-columns-repeated="3"/>
          <table:table-cell table:number-columns-repeated="100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5.67" calcext:value-type="float">
            <text:p>505.67</text:p>
          </table:table-cell>
          <table:table-cell table:formula="of:=[.E9]/(2.355*SQRT([.F9]))" office:value-type="float" office:value="0.15845120692295" calcext:value-type="float">
            <text:p>0.1584512069</text:p>
          </table:table-cell>
          <table:table-cell office:value-type="float" office:value="5.13" calcext:value-type="float">
            <text:p>5.13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[.$D$16]*[.C9]+[.$D$17]" office:value-type="float" office:value="5.4019717418" calcext:value-type="float">
            <text:p>5.4019717418</text:p>
          </table:table-cell>
          <table:table-cell table:style-name="ce3" table:formula="of:=SQRT([.C9]^2*[.$D$18]^2+[.$D$19]^2+[.D9]^2*[.$D$16]^2)" office:value-type="float" office:value="0.000293382245064077" calcext:value-type="float">
            <text:p>0.0003</text:p>
          </table:table-cell>
          <table:table-cell table:formula="of:=[.$D$22]*[.H9]" office:value-type="float" office:value="5570.85628534976" calcext:value-type="float">
            <text:p>5570.8562853498</text:p>
          </table:table-cell>
          <table:table-cell table:formula="of:=SQRT([.$D$23]^2*[.H9]^2+[.I9]^2*[.$D$22]^2)" office:value-type="float" office:value="0.351531320659854" calcext:value-type="float">
            <text:p>0.3515313207</text:p>
          </table:table-cell>
          <table:table-cell table:formula="of:=[.$D$16]*[.$D$22]*[.E9]" office:value-type="float" office:value="9.5467054921677" calcext:value-type="float">
            <text:p>9.5467054922</text:p>
          </table:table-cell>
          <table:table-cell table:formula="of:=SQRT([.$D$18]^2*[.E9]^2*[.$D$22]^2+[.$D$23]^2*[.$D$16]^2*[.E9]^2)" office:value-type="float" office:value="0.000558613169379232" calcext:value-type="float">
            <text:p>0.0005586132</text:p>
          </table:table-cell>
          <table:table-cell table:style-name="ce4" table:formula="of:=[.F9]/[.$C$13]*100" office:value-type="float" office:value="0.167216682739522" calcext:value-type="float">
            <text:p>0.17</text:p>
          </table:table-cell>
          <table:table-cell table:style-name="ce4"/>
          <table:table-cell table:style-name="ce5" table:formula="of:=[.F9]/([.$F$5]+[.$F$6]+[.$F$7]+[.$F$9])*100" office:value-type="float" office:value="0.199621880247996" calcext:value-type="float">
            <text:p>0.200</text:p>
          </table:table-cell>
          <table:table-cell table:style-name="ce5" table:formula="of:=SQRT([.G9]^2/[.$C$13]^2+([.F9]/[.$C$13]^2)^2*[.$D$13]^2)*100" office:value-type="float" office:value="0.0318571491163571" calcext:value-type="float">
            <text:p>0.032</text:p>
          </table:table-cell>
          <table:table-cell table:style-name="ce5" table:formula="of:=[.L9]/[.J9]*100" office:value-type="float" office:value="0.171368726873706" calcext:value-type="float">
            <text:p>0.171</text:p>
          </table:table-cell>
          <table:table-cell table:formula="of:=SQRT([.M9]^2/[.J9]^2+[.L9]^2/[.J9]^4*[.K9]^2)*100" office:value-type="float" office:value="0.0000147473692563282" calcext:value-type="float">
            <text:p>1.47473692563282E-005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total</text:p>
          </table:table-cell>
          <table:table-cell office:value-type="string" calcext:value-type="string">
            <text:p>σ A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13027" calcext:value-type="float">
            <text:p>113027</text:p>
          </table:table-cell>
          <table:table-cell office:value-type="float" office:value="430" calcext:value-type="float">
            <text:p>43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juste tensã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</text:p>
          </table:table-cell>
          <table:table-cell table:style-name="ce2" office:value-type="float" office:value="0.00180454" calcext:value-type="float">
            <text:p>1.80E-00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4.48947" calcext:value-type="float">
            <text:p>4.4894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σ m</text:p>
          </table:table-cell>
          <table:table-cell table:style-name="ce2" office:value-type="float" office:value="0.0000000882494" calcext:value-type="float">
            <text:p>8.82E-00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s/>σ b</text:p>
          </table:table-cell>
          <table:table-cell table:style-name="ce2" office:value-type="float" office:value="0.0000482172" calcext:value-type="float">
            <text:p>4.82E-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 204Po (Kev)</text:p>
          </table:table-cell>
          <table:table-cell office:value-type="float" office:value="5305" calcext:value-type="float">
            <text:p>530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031.2635" calcext:value-type="float">
            <text:p>1031.2635</text:p>
          </table:table-cell>
          <table:table-cell/>
          <table:table-cell office:value-type="string" calcext:value-type="string">
            <text:p>K = E/v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σ K</text:p>
          </table:table-cell>
          <table:table-cell table:formula="of:=0.033133" office:value-type="float" office:value="0.033133" calcext:value-type="float">
            <text:p>0.033133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6P0"/>
    </number:currency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number:number-style style:name="N132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6P0" style:volatile="true" number:language="en" number:country="GB">
      <number:number number:decimal-places="0" number:min-integer-digits="1" number:grouping="true"/>
    </number:number-style>
    <number:number-style style:name="N20116" number:language="en" number:country="GB">
      <number:text>-</number:text>
      <number:number number:decimal-places="0" number:min-integer-digits="1" number:grouping="true"/>
      <style:map style:condition="value()&gt;=0" style:apply-style-name="N20116P0"/>
    </number:number-style>
    <number:number-style style:name="N20117P0" style:volatile="true" number:language="en" number:country="GB">
      <number:number number:decimal-places="0" number:min-integer-digits="1" number:grouping="true"/>
    </number:number-style>
    <number:number-style style:name="N2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2" number:min-integer-digits="1" number:grouping="true"/>
    </number:number-style>
    <number:number-style style:name="N20118" number:language="en" number:country="GB">
      <number:text>-</number:text>
      <number:number number:decimal-places="2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number:min-integer-digits="1" number:grouping="true"/>
    </number:number-style>
    <number:number-style style:name="N2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2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20120P2" style:volatile="true" number:language="en" number:country="GB">
      <loext:fill-character> </loext:fill-character>
      <number:text>- </number:text>
    </number:number-style>
    <number:text-style style:name="N20120" number:language="en" number:country="GB">
      <number:text-content/>
      <number:text> </number:text>
      <style:map style:condition="value()&gt;0" style:apply-style-name="N20120P0"/>
      <style:map style:condition="value()&lt;0" style:apply-style-name="N20120P1"/>
      <style:map style:condition="value()=0" style:apply-style-name="N20120P2"/>
    </number:text-style>
    <number:number-style style:name="N2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2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20121P2" style:volatile="true" number:language="en" number:country="GB">
      <number:text> £</number:text>
      <loext:fill-character> </loext:fill-character>
      <number:text>- </number:text>
    </number:number-style>
    <number:text-style style:name="N20121" number:language="en" number:country="GB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2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20122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20122" number:language="en" number:country="GB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2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2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23" number:language="en" number:country="GB"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2" style:display-name="PageStyle_Folh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lha3" style:display-name="PageStyle_Folh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G</meta:initial-creator>
    <meta:creation-date>2015-11-23T16:00:32</meta:creation-date>
    <dc:date>2015-11-24T23:55:01.834536492</dc:date>
    <meta:generator>LibreOffice/4.2.8.2$Linux_X86_64 LibreOffice_project/420m0$Build-2</meta:generator>
    <meta:document-statistic meta:table-count="3" meta:cell-count="12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